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d96f" officeooo:paragraph-rsid="001698a4"/>
    </style:style>
    <style:style style:name="P2" style:family="paragraph" style:parent-style-name="Standard">
      <style:text-properties fo:font-style="italic" officeooo:rsid="002dda6f" officeooo:paragraph-rsid="002dda6f" style:font-style-asian="italic" style:font-style-complex="italic"/>
    </style:style>
    <style:style style:name="P3" style:family="paragraph" style:parent-style-name="Standard">
      <style:text-properties fo:font-style="italic" officeooo:rsid="002922e9" officeooo:paragraph-rsid="002dda6f" style:font-style-asian="italic" style:font-style-complex="italic"/>
    </style:style>
    <style:style style:name="P4" style:family="paragraph" style:parent-style-name="Standard">
      <style:text-properties officeooo:rsid="002d476a" officeooo:paragraph-rsid="002d476a"/>
    </style:style>
    <style:style style:name="P5" style:family="paragraph" style:parent-style-name="Standard">
      <style:text-properties officeooo:rsid="00313d30" officeooo:paragraph-rsid="00313d30"/>
    </style:style>
    <style:style style:name="P6" style:family="paragraph" style:parent-style-name="Standard">
      <style:text-properties officeooo:rsid="00344279" officeooo:paragraph-rsid="0034b181"/>
    </style:style>
    <style:style style:name="P7" style:family="paragraph" style:parent-style-name="Standard">
      <style:text-properties officeooo:rsid="0026da40" officeooo:paragraph-rsid="002dda6f"/>
    </style:style>
    <style:style style:name="P8" style:family="paragraph" style:parent-style-name="Standard">
      <style:text-properties officeooo:paragraph-rsid="003a0890"/>
    </style:style>
    <style:style style:name="P9" style:family="paragraph" style:parent-style-name="Text_20_body">
      <style:text-properties officeooo:rsid="0035f100" officeooo:paragraph-rsid="0035f100"/>
    </style:style>
    <style:style style:name="P10" style:family="paragraph" style:parent-style-name="Heading_20_2">
      <style:text-properties officeooo:rsid="002d63d8" officeooo:paragraph-rsid="002d63d8"/>
    </style:style>
    <style:style style:name="P11" style:family="paragraph" style:parent-style-name="Heading_20_2">
      <style:text-properties officeooo:paragraph-rsid="00441dde"/>
    </style:style>
    <style:style style:name="P12" style:family="paragraph" style:parent-style-name="Standard" style:list-style-name="L1">
      <style:text-properties officeooo:rsid="0046f54d" officeooo:paragraph-rsid="0046f54d"/>
    </style:style>
    <style:style style:name="P13" style:family="paragraph" style:parent-style-name="Standard" style:list-style-name="L1">
      <style:text-properties officeooo:rsid="0032f660" officeooo:paragraph-rsid="0032f660"/>
    </style:style>
    <style:style style:name="P14" style:family="paragraph" style:parent-style-name="Standard" style:list-style-name="L1">
      <style:text-properties officeooo:rsid="0032f660" officeooo:paragraph-rsid="00340f1c"/>
    </style:style>
    <style:style style:name="P15" style:family="paragraph" style:parent-style-name="Standard" style:list-style-name="L1">
      <style:text-properties officeooo:rsid="0032f660" officeooo:paragraph-rsid="003ad3e7"/>
    </style:style>
    <style:style style:name="P16" style:family="paragraph" style:parent-style-name="Standard" style:list-style-name="L1">
      <style:text-properties officeooo:rsid="00344279" officeooo:paragraph-rsid="00344279"/>
    </style:style>
    <style:style style:name="P17" style:family="paragraph" style:parent-style-name="Standard" style:list-style-name="L1">
      <style:text-properties officeooo:rsid="00344279" officeooo:paragraph-rsid="003bd825"/>
    </style:style>
    <style:style style:name="P18" style:family="paragraph" style:parent-style-name="Standard" style:list-style-name="L2">
      <style:text-properties fo:font-style="normal" officeooo:rsid="00351c2a" officeooo:paragraph-rsid="00351c2a" style:font-style-asian="normal" style:font-style-complex="normal"/>
    </style:style>
    <style:style style:name="P19" style:family="paragraph" style:parent-style-name="Standard" style:list-style-name="L4">
      <style:text-properties fo:font-style="normal" officeooo:rsid="003fde85" officeooo:paragraph-rsid="003f1003" style:font-style-asian="normal" style:font-style-complex="normal"/>
    </style:style>
    <style:style style:name="P20" style:family="paragraph" style:parent-style-name="Standard" style:list-style-name="L2">
      <style:text-properties officeooo:rsid="00351c2a" officeooo:paragraph-rsid="00351c2a"/>
    </style:style>
    <style:style style:name="P21" style:family="paragraph" style:parent-style-name="Standard" style:list-style-name="L4">
      <style:text-properties officeooo:paragraph-rsid="0040661f"/>
    </style:style>
    <style:style style:name="P22" style:family="paragraph" style:parent-style-name="Standard" style:list-style-name="L4">
      <style:text-properties officeooo:rsid="0048451f" officeooo:paragraph-rsid="0048451f"/>
    </style:style>
    <style:style style:name="P23" style:family="paragraph" style:parent-style-name="Text_20_body" style:list-style-name="L3">
      <style:text-properties fo:font-style="normal" officeooo:rsid="0036b065" officeooo:paragraph-rsid="00441dde" style:font-style-asian="normal" style:font-style-complex="normal"/>
    </style:style>
    <style:style style:name="P24" style:family="paragraph" style:parent-style-name="Text_20_body" style:list-style-name="L3">
      <style:text-properties fo:font-style="normal" officeooo:rsid="00441dde" officeooo:paragraph-rsid="00441dde" style:font-style-asian="normal" style:font-style-complex="normal"/>
    </style:style>
    <style:style style:name="P25" style:family="paragraph" style:parent-style-name="Text_20_body" style:list-style-name="L3">
      <style:text-properties fo:font-style="normal" officeooo:rsid="00451d65" officeooo:paragraph-rsid="00451d65" style:font-style-asian="normal" style:font-style-complex="normal"/>
    </style:style>
    <style:style style:name="P26" style:family="paragraph" style:parent-style-name="Text_20_body" style:list-style-name="L3">
      <style:text-properties officeooo:rsid="0035f100" officeooo:paragraph-rsid="00441dde"/>
    </style:style>
    <style:style style:name="P27" style:family="paragraph" style:parent-style-name="Text_20_body" style:list-style-name="L3">
      <style:text-properties officeooo:rsid="00369612" officeooo:paragraph-rsid="00369612"/>
    </style:style>
    <style:style style:name="T1" style:family="text">
      <style:text-properties officeooo:rsid="002a4599"/>
    </style:style>
    <style:style style:name="T2" style:family="text">
      <style:text-properties officeooo:rsid="002922e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22e9" style:font-style-asian="italic" style:font-style-complex="italic"/>
    </style:style>
    <style:style style:name="T5" style:family="text">
      <style:text-properties fo:font-style="italic" officeooo:rsid="00441dde" style:font-style-asian="italic" style:font-style-complex="italic"/>
    </style:style>
    <style:style style:name="T6" style:family="text">
      <style:text-properties officeooo:rsid="0010d96f"/>
    </style:style>
    <style:style style:name="T7" style:family="text">
      <style:text-properties officeooo:rsid="0032f660"/>
    </style:style>
    <style:style style:name="T8" style:family="text">
      <style:text-properties officeooo:rsid="00340f1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a8126" style:font-style-asian="normal" style:font-style-complex="normal"/>
    </style:style>
    <style:style style:name="T11" style:family="text">
      <style:text-properties fo:font-style="normal" officeooo:rsid="003fde85" style:font-style-asian="normal" style:font-style-complex="normal"/>
    </style:style>
    <style:style style:name="T12" style:family="text">
      <style:text-properties fo:font-style="normal" officeooo:rsid="003a0890" style:font-style-asian="normal" style:font-style-complex="normal"/>
    </style:style>
    <style:style style:name="T13" style:family="text">
      <style:text-properties fo:font-style="normal" officeooo:rsid="00425341" style:font-style-asian="normal" style:font-style-complex="normal"/>
    </style:style>
    <style:style style:name="T14" style:family="text">
      <style:text-properties fo:font-style="normal" officeooo:rsid="0048aaf4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48aaf4" style:font-style-asian="normal" style:font-style-complex="normal"/>
    </style:style>
    <style:style style:name="T16" style:family="text">
      <style:text-properties officeooo:rsid="003ad3e7"/>
    </style:style>
    <style:style style:name="T17" style:family="text">
      <style:text-properties officeooo:rsid="003bd825"/>
    </style:style>
    <style:style style:name="T18" style:family="text">
      <style:text-properties officeooo:rsid="003f1003"/>
    </style:style>
    <style:style style:name="T19" style:family="text">
      <style:text-properties officeooo:rsid="00441d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6</text:span> : <text:span text:style-name="T1">Recherche</text:span></text:h>
      <text:p text:style-name="Standard"/>
      <text:p text:style-name="P5">Il est conseillé d’installer Kibana pour profiter de sa Dev Console et donc effectuer les requêtes plus facilement </text:p>
      <text:h text:style-name="P10" text:outline-level="2">6.1 Requêtes DSL</text:h>
      <text:p text:style-name="P4">Effectuer <text:span text:style-name="T7">l</text:span>es requêtes DSL sur la base documentaire :</text:p>
      <text:list xml:id="list2624812912" text:style-name="L1">
        <text:list-item>
          <text:p text:style-name="P12">Document PDF triés par date</text:p>
        </text:list-item>
        <text:list-item>
          <text:p text:style-name="P13">Documents dont le champ <text:span text:style-name="T3">content</text:span> répond à « administration »</text:p>
        </text:list-item>
        <text:list-item>
          <text:p text:style-name="P13">Documents dont le champ <text:span text:style-name="T3">content</text:span> ou <text:span text:style-name="T3">title</text:span> répond à « administration »</text:p>
        </text:list-item>
        <text:list-item>
          <text:p text:style-name="P14">Documents dont le champ <text:span text:style-name="T3">content</text:span> ou <text:span text:style-name="T3">title</text:span> répond à « administration » <text:span text:style-name="T8">et dont la date de création est comprise dans un intervalle</text:span></text:p>
        </text:list-item>
        <text:list-item>
          <text:p text:style-name="P15">Documents <text:span text:style-name="T16">PDF </text:span>dont le champ <text:span text:style-name="T3">content</text:span> ou <text:span text:style-name="T3">title</text:span> répond à « administration » <text:span text:style-name="T8">et dont la date de création est comprise dans un intervalle</text:span></text:p>
        </text:list-item>
        <text:list-item>
          <text:p text:style-name="P16">Documents dont le champ <text:span text:style-name="T3">content</text:span> répond à « Administration » <text:span text:style-name="T17">ou</text:span> à « Oracle » </text:p>
        </text:list-item>
        <text:list-item>
          <text:p text:style-name="P17">Documents dont le champ <text:span text:style-name="T3">content</text:span> répond à « Administration » et éventuellement à « Oracle » </text:p>
        </text:list-item>
      </text:list>
      <text:p text:style-name="P6"/>
      <text:p text:style-name="P1"/>
      <text:h text:style-name="Heading_20_2" text:outline-level="2">6.2 Contr<text:span text:style-name="T6">ô</text:span>le du score</text:h>
      <text:p text:style-name="P7">Effectuer des recherches <text:span text:style-name="T2">avancée avec le paramètre explain :</text:span></text:p>
      <text:list xml:id="list2022841172" text:style-name="L2">
        <text:list-item>
          <text:p text:style-name="P18">En utilisant le boosting, récupérer les Documents dont le champ content ou title répond à « administration ». Les documents ayant « administration » dans le champ title apparaissant en premier</text:p>
        </text:list-item>
        <text:list-item>
          <text:p text:style-name="P20">Même requête en utilisant des clauses should, comparer les scores</text:p>
        </text:list-item>
        <text:list-item>
          <text:p text:style-name="P20"><text:span text:style-name="T9">Utiliser un autre mode de calcul avec </text:span><text:span text:style-name="T4">dis_max</text:span></text:p>
        </text:list-item>
      </text:list>
      <text:p text:style-name="P3"/>
      <text:h text:style-name="P11" text:outline-level="2">6.<text:span text:style-name="T19">3</text:span> <text:span text:style-name="T19">Matching partiel </text:span></text:h>
      <text:list xml:id="list3964108791" text:style-name="L3">
        <text:list-item>
          <text:p text:style-name="P23">Préparer un nouvel index <text:span text:style-name="T19">qui utilise une indexation multiple pour le champ </text:span><text:span text:style-name="T5">attachment.title</text:span><text:span text:style-name="T19"> :</text:span></text:p>
          <text:list>
            <text:list-item>
              <text:p text:style-name="P23"><text:span text:style-name="T19">Type </text:span><text:span text:style-name="T5">keyword</text:span></text:p>
            </text:list-item>
            <text:list-item>
              <text:p text:style-name="P23"><text:span text:style-name="T19">Type </text:span><text:span text:style-name="T5">text</text:span><text:span text:style-name="T19"> avec standard analyseur</text:span></text:p>
            </text:list-item>
            <text:list-item>
              <text:p text:style-name="P24">Type <text:span text:style-name="T3">text</text:span> avec un analyseur utilisant <text:span text:style-name="T3">edge_ngram</text:span></text:p>
            </text:list-item>
          </text:list>
        </text:list-item>
        <text:list-item>
          <text:p text:style-name="P25">Effectuer des requêtes de matching partiel en utilisant un des 3 champs du mapping. Comparer les résultats et les temps de réponse</text:p>
        </text:list-item>
      </text:list>
      <text:h text:style-name="Heading_20_2" text:outline-level="2">6.<text:span text:style-name="T19">4</text:span> Phrases</text:h>
      <text:p text:style-name="P9">Effectuer des requêtes avec des phrases :</text:p>
      <text:list xml:id="list115019350150392" text:continue-numbering="true" text:style-name="L3">
        <text:list-item>
          <text:p text:style-name="P26">Récupérer les documents contenant la phrase « framework java », autoriser une distance de 5 mots</text:p>
        </text:list-item>
        <text:list-item>
          <text:p text:style-name="P27">Récupérer les documents dont l titre commence par « administration j »</text:p>
        </text:list-item>
      </text:list>
      <text:p text:style-name="P2"/>
      <text:h text:style-name="Heading_20_2" text:outline-level="2"><text:soft-page-break/>6.<text:span text:style-name="T19">5</text:span> <text:span text:style-name="T18"><text:s/>Fuzzy, Langage naturel</text:span></text:h>
      <text:list xml:id="list1901300934" text:style-name="L4">
        <text:list-item>
          <text:p text:style-name="P21"><text:span text:style-name="T10">Effectuer des recherches fuzzy </text:span><text:span text:style-name="T11">avec des fautes de typo</text:span></text:p>
        </text:list-item>
        <text:list-item>
          <text:p text:style-name="P22"><text:span text:style-name="T15">Optionnel :</text:span><text:span text:style-name="T14"> </text:span><text:span text:style-name="T11">P</text:span><text:span text:style-name="T9">réparer un nouvel index avec un filtre phonétique, effectuer des recherches avec des fautes d’orthographe</text:span></text:p>
          <text:p text:style-name="P19"/>
        </text:list-item>
      </text:list>
      <text:h text:style-name="Heading_20_2" text:outline-level="2">6.5 Surbrillance</text:h>
      <text:p text:style-name="P8"><text:span text:style-name="T12">Effectuer les requêtes précédentes en ajoutant la surbrillance sur le champ content (limiter la taille </text:span><text:span text:style-name="T13">du fragment</text:span><text:span text:style-name="T1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9-01-06T11:50:17.623180517</dc:date>
    <meta:editing-duration>P1DT15H27M51S</meta:editing-duration>
    <meta:editing-cycles>60</meta:editing-cycles>
    <meta:generator>LibreOffice/6.0.6.2$Linux_X86_64 LibreOffice_project/00m0$Build-2</meta:generator>
    <meta:document-statistic meta:table-count="0" meta:image-count="0" meta:object-count="0" meta:page-count="2" meta:paragraph-count="32" meta:word-count="359" meta:character-count="2068" meta:non-whitespace-character-count="1755"/>
  </office:meta>
</office:document-meta>
</file>